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paragraph-rsid="000043c9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rsid="0005c9ae" officeooo:paragraph-rsid="0005c9ae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043c9" officeooo:paragraph-rsid="000043c9" style:font-weight-asian="bold" style:font-weight-complex="bol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043c9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3619c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52dc2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734dc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90f81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ccadf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d5b58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04fa9" officeooo:paragraph-rsid="000043c9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04fa9" officeooo:paragraph-rsid="0003619c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52dc2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5c9ae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61c78" officeooo:paragraph-rsid="000734dc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5c9ae" officeooo:paragraph-rsid="0005c9ae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34dc" officeooo:paragraph-rsid="000734dc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c8c4c" officeooo:paragraph-rsid="000c8c4c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a1d73" officeooo:paragraph-rsid="000c8c4c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a1d73" officeooo:paragraph-rsid="000c9c2f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c9c2f" officeooo:paragraph-rsid="000c9c2f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c9c2f" officeooo:paragraph-rsid="000c9c2f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c9c2f" officeooo:paragraph-rsid="000c9c2f" style:font-weight-asian="normal" style:font-weight-complex="normal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ccadf" officeooo:paragraph-rsid="000ccadf" style:font-weight-asian="normal" style:font-weight-complex="normal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d5b58" officeooo:paragraph-rsid="000ccadf" style:font-weight-asian="normal" style:font-weight-complex="normal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d5b58" officeooo:paragraph-rsid="000d5b58" style:font-weight-asian="normal" style:font-weight-complex="normal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style:text-underline-style="none" fo:font-weight="normal" officeooo:rsid="000dc91d" officeooo:paragraph-rsid="000dc91d" style:font-weight-asian="normal" style:font-weight-complex="normal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043c9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fo:letter-spacing="normal" officeooo:rsid="000c8c4c" officeooo:paragraph-rsid="000c8c4c"/>
    </style:style>
    <style:style style:name="T1" style:family="text">
      <style:text-properties officeooo:rsid="000a1d73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9ab50"/>
    </style:style>
    <style:style style:name="T4" style:family="text">
      <style:text-properties fo:font-style="normal" fo:font-weight="normal" officeooo:rsid="00171f18"/>
    </style:style>
    <style:style style:name="T5" style:family="text">
      <style:text-properties fo:font-style="normal" fo:font-weight="normal" officeooo:rsid="001863ac"/>
    </style:style>
    <style:style style:name="T6" style:family="text">
      <style:text-properties fo:font-style="normal" fo:font-weight="normal" officeooo:rsid="0016b04c"/>
    </style:style>
    <style:style style:name="T7" style:family="text">
      <style:text-properties fo:font-style="normal" fo:font-weight="normal" officeooo:rsid="00090f81"/>
    </style:style>
    <style:style style:name="T8" style:family="text">
      <style:text-properties fo:font-style="normal" style:text-underline-style="solid" style:text-underline-type="double" style:text-underline-width="auto" style:text-underline-color="font-color" fo:font-weight="normal" officeooo:rsid="0009ab50"/>
    </style:style>
    <style:style style:name="T9" style:family="text">
      <style:text-properties officeooo:rsid="000043c9"/>
    </style:style>
    <style:style style:name="T10" style:family="text">
      <style:text-properties officeooo:rsid="00017548"/>
    </style:style>
    <style:style style:name="T11" style:family="text">
      <style:text-properties officeooo:rsid="0003619c"/>
    </style:style>
    <style:style style:name="T12" style:family="text">
      <style:text-properties officeooo:rsid="00052dc2"/>
    </style:style>
    <style:style style:name="T13" style:family="text">
      <style:text-properties officeooo:rsid="0005c9ae"/>
    </style:style>
    <style:style style:name="T14" style:family="text">
      <style:text-properties officeooo:rsid="000734dc"/>
    </style:style>
    <style:style style:name="T15" style:family="text">
      <style:text-properties officeooo:rsid="00090f81"/>
    </style:style>
    <style:style style:name="T16" style:family="text">
      <style:text-properties officeooo:rsid="000c8c4c"/>
    </style:style>
    <style:style style:name="T17" style:family="text">
      <style:text-properties officeooo:rsid="000c9c2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ccadf"/>
    </style:style>
    <style:style style:name="T20" style:family="text">
      <style:text-properties style:text-underline-style="none" officeooo:rsid="000ccadf" style:font-weight-asian="normal" style:font-weight-complex="normal"/>
    </style:style>
    <style:style style:name="T21" style:family="text">
      <style:text-properties officeooo:rsid="000d5b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ilanguage in BNF</text:p>
      <text:p text:style-name="P1"/>
      <text:p text:style-name="P1"><text:span text:style-name="T9">&lt;program&gt; ::= &lt;stmtlist&gt;</text:span></text:p>
      <text:p text:style-name="P1"/>
      <text:p text:style-name="P5"><text:span text:style-name="T10">&lt;stmtlist&gt; ::= &lt;stmt&gt; </text:span></text:p>
      <text:p text:style-name="P5"><text:span text:style-name="T10"><text:tab/><text:tab/> | &lt;stmt&gt;&lt;stmtlist&gt;</text:span></text:p>
      <text:p text:style-name="P4"/>
      <text:p text:style-name="P4"/>
      <text:p text:style-name="P5"><text:span text:style-name="T11">&lt;stmt&gt; ::= &lt;structdecl&gt;</text:span></text:p>
      <text:p text:style-name="P5"><text:span text:style-name="T11"><text:tab/> <text:s text:c="2"/>| &lt;decl&gt; </text:span></text:p>
      <text:p text:style-name="P5"><text:span text:style-name="T11"><text:tab/> <text:s text:c="2"/>| &lt;simplestmt&gt; </text:span></text:p>
      <text:p text:style-name="P5"><text:span text:style-name="T11"><text:tab/> <text:s text:c="2"/>| &lt;structstmt&gt; </text:span></text:p>
      <text:p text:style-name="P4"><text:tab/></text:p>
      <text:p text:style-name="P4"><text:span text:style-name="T11">&lt;structdecl&gt; ::= “STRUCT” &lt;identifier&gt; “{“ &lt;decllist&gt; “}”</text:span></text:p>
      <text:p text:style-name="P4"/>
      <text:p text:style-name="P12"><text:span text:style-name="T11">&lt;</text:span>decllist<text:span text:style-name="T11">&gt;</text:span> ::= <text:span text:style-name="T11">&lt;</text:span>decl<text:span text:style-name="T11">&gt; “</text:span>;” </text:p>
      <text:p text:style-name="P12"><text:tab/><text:tab/> <text:span text:style-name="T11">| &lt;</text:span>decl<text:span text:style-name="T11">&gt; “</text:span>;” <text:span text:style-name="T11">&lt;decllist&gt;</text:span></text:p>
      <text:p text:style-name="P11"/>
      <text:p text:style-name="P4"><text:span text:style-name="T12">&lt;decl&gt; ::= &lt;type&gt; &lt;identifier&gt;</text:span></text:p>
      <text:p text:style-name="P4"/>
      <text:p text:style-name="P13"><text:span text:style-name="T12">&lt;</text:span>type<text:span text:style-name="T12">&gt;</text:span> ::= <text:span text:style-name="T12">&lt;</text:span>primarytype<text:span text:style-name="T12">&gt;</text:span> </text:p>
      <text:p text:style-name="P13"><text:tab/> <text:s text:c="2"/>| <text:span text:style-name="T12">&lt;</text:span>arraytype<text:span text:style-name="T12">&gt;</text:span></text:p>
      <text:p text:style-name="P4"/>
      <text:p text:style-name="P6"><text:span text:style-name="T12">&lt;primarytype&gt; ::= “INT” </text:span></text:p>
      <text:p text:style-name="P6"><text:span text:style-name="T12"><text:tab/><text:tab/> <text:s text:c="4"/>| “BOOL” </text:span></text:p>
      <text:p text:style-name="P6"><text:span text:style-name="T12"><text:tab/><text:tab/> <text:s text:c="4"/>| “FLOAT”</text:span></text:p>
      <text:p text:style-name="P6"><text:span text:style-name="T12"><text:s/></text:span></text:p>
      <text:p text:style-name="P4"><text:span text:style-name="T12">&lt;arraytype&gt; ::= &lt;primarytype&gt; ”[“ &lt;nr&gt; “]”</text:span></text:p>
      <text:p text:style-name="P4"><text:tab/></text:p>
      <text:p text:style-name="P4"><text:span text:style-name="T12">&lt;cmpstmt&gt; ::= “{“ &lt;stmtlist&gt; ”}”</text:span></text:p>
      <text:p text:style-name="P4"/>
      <text:p text:style-name="P6"><text:span text:style-name="T12">&lt;simplestmt&gt; ::= &lt;assignment&gt; </text:span></text:p>
      <text:p text:style-name="P6"><text:span text:style-name="T12"><text:tab/><text:tab/> <text:s text:c="2"/>| &lt;istmt&gt; </text:span></text:p>
      <text:p text:style-name="P6"><text:span text:style-name="T12"><text:tab/><text:tab/> <text:s text:c="2"/>| &lt;ostmt&gt;</text:span></text:p>
      <text:p text:style-name="P6"/>
      <text:p text:style-name="P6"><text:span text:style-name="T12">&lt;assignment&gt; ::= &lt;identifier&gt; “=” &lt;expression&gt;</text:span></text:p>
      <text:p text:style-name="P6"><text:span text:style-name="T12"><text:s/></text:span></text:p>
      <text:p text:style-name="P16">&lt;expression&gt; ::= <text:span text:style-name="T1">&lt;term</text:span>&gt;<text:span text:style-name="T1"> </text:span></text:p>
      <text:p text:style-name="P16"><text:span text:style-name="T1"><text:tab/><text:tab/> <text:s text:c="2"/>| </text:span>&lt;<text:span text:style-name="T1">expression</text:span>&gt;<text:span text:style-name="T1"> </text:span>&lt;<text:span text:style-name="T1">operation</text:span>&gt; &lt;<text:span text:style-name="T1">expression</text:span>&gt;<text:span text:style-name="T1"> </text:span></text:p>
      <text:p text:style-name="P16"><text:span text:style-name="T1"><text:tab/><text:tab/> <text:s text:c="2"/>| “(” </text:span>&lt;<text:span text:style-name="T1">expression</text:span>&gt;<text:span text:style-name="T1"> </text:span>&lt;<text:span text:style-name="T1">operation</text:span>&gt;<text:span text:style-name="T1"> </text:span>&lt;<text:span text:style-name="T1">expression</text:span>&gt;<text:span text:style-name="T1"> “)”</text:span></text:p>
      <text:p text:style-name="P16"><text:tab/><text:tab/> <text:s text:c="2"/>| “!” &lt;expression&gt; </text:p>
      <text:p text:style-name="P2"><text:span text:style-name="T1"><text:tab/><text:tab/> <text:s text:c="5"/></text:span></text:p>
      <text:p text:style-name="P16"><text:tab/><text:tab/></text:p>
      <text:p text:style-name="P14"><text:span text:style-name="T13">&lt;</text:span>operation<text:span text:style-name="T13">&gt;</text:span> ::= “+” | “-” | “*” | “/” | “%” | “^”</text:p>
      <text:p text:style-name="P14"><text:s/></text:p>
      <text:p text:style-name="P4"><text:span text:style-name="T13">&lt;term&gt; ::= &lt;identifier&gt; | &lt;nr&gt; | &lt;constchar&gt;</text:span></text:p>
      <text:p text:style-name="P4"/>
      <text:p text:style-name="P7"><text:span text:style-name="T13">&lt;ostmt&gt; ::= “out” &lt;oterms&gt;</text:span></text:p>
      <text:p text:style-name="P4"/>
      <text:p text:style-name="P17">&lt;oterms&gt; ::= &lt;oterm&gt; </text:p>
      <text:p text:style-name="P17"><text:tab/> <text:s text:c="4"/>| &lt;oterm&gt; &lt;oterms&gt; </text:p>
      <text:p text:style-name="P17"/>
      <text:p text:style-name="P4"><text:span text:style-name="T14">&lt;oterm&gt; ::= “&lt;&lt;” &lt;term&gt;</text:span></text:p>
      <text:p text:style-name="P4"/>
      <text:p text:style-name="P4"><text:span text:style-name="T14">&lt;istmt&gt; ::= “in” &lt;iterms&gt; </text:span></text:p>
      <text:p text:style-name="P4"/>
      <text:p text:style-name="P17">&lt;iterms&gt; ::= &lt;iterm&gt; </text:p>
      <text:p text:style-name="P17"><text:tab/> <text:s text:c="4"/>| &lt;iterm&gt; &lt;iterms&gt;</text:p>
      <text:p text:style-name="P4"><text:soft-page-break/><text:span text:style-name="T14">&lt;iterm&gt; ::= “&gt;&gt;” &lt;identifier&gt;</text:span></text:p>
      <text:p text:style-name="P4"/>
      <text:p text:style-name="P15"><text:span text:style-name="T14">&lt;</text:span>structstmt<text:span text:style-name="T14">&gt; ::</text:span>= <text:span text:style-name="T14">&lt;</text:span>ifstmt<text:span text:style-name="T14">&gt;</text:span></text:p>
      <text:p text:style-name="P15"><text:tab/><text:tab/> <text:s text:c="2"/>| <text:span text:style-name="T14">&lt;</text:span>whilestmt<text:span text:style-name="T14">&gt;</text:span></text:p>
      <text:p text:style-name="P15"><text:tab/><text:tab/> <text:s text:c="2"/>| <text:span text:style-name="T14">&lt;</text:span>forstmt<text:span text:style-name="T14">&gt;</text:span></text:p>
      <text:p text:style-name="P15"/>
      <text:p text:style-name="P4"><text:span text:style-name="T14">&lt;ifstmt&gt; ::= “if” &lt;condition&gt; &lt;cmpstmt&gt; </text:span></text:p>
      <text:p text:style-name="P8"><text:tab/> <text:s text:c="4"/><text:span text:style-name="T15">| “if” &lt;condition&gt; &lt;cmpstmt&gt; “else” &lt;cmpstmt&gt; </text:span></text:p>
      <text:p text:style-name="P8"/>
      <text:p text:style-name="P8"><text:span text:style-name="T15">&lt;condition&gt; ::= “(“ &lt;expression&gt; &lt;relation&gt; &lt;expression&gt; “)”</text:span></text:p>
      <text:p text:style-name="P8"/>
      <text:p text:style-name="P8"><text:span text:style-name="T15">&lt;whilestmt&gt; ::= “while” &lt;condition&gt; &lt;compstmt&gt;</text:span></text:p>
      <text:p text:style-name="P8"><text:span text:style-name="T15"><text:s/></text:span></text:p>
      <text:p text:style-name="P28"><text:span text:style-name="T7">&lt;</text:span><text:span text:style-name="T3">forstmt</text:span><text:span text:style-name="T7">&gt;</text:span><text:span text:style-name="T3"> ::= “for” “(“ </text:span><text:span text:style-name="T7">&lt;</text:span><text:span text:style-name="T8">assignment</text:span><text:span text:style-name="T7">&gt; “</text:span><text:span text:style-name="T3">;” </text:span><text:span text:style-name="T7">&lt;</text:span><text:span text:style-name="T3">condition</text:span><text:span text:style-name="T7">&gt; “</text:span><text:span text:style-name="T3">;” </text:span><text:span text:style-name="T7">&lt;</text:span><text:span text:style-name="T4">assignment</text:span><text:span text:style-name="T5">s</text:span><text:span text:style-name="T7">&gt;</text:span><text:span text:style-name="T6"> </text:span><text:span text:style-name="T3">“)” cmpstmt</text:span></text:p>
      <text:p text:style-name="P28"><text:span text:style-name="T3"/></text:p>
      <text:p text:style-name="P29"><text:span text:style-name="T2"/></text:p>
      <text:p text:style-name="P29"><text:span text:style-name="T3">&lt;</text:span><text:span text:style-name="T2">identifier&gt; ::= &lt;letter&gt;</text:span></text:p>
      <text:p text:style-name="P29"><text:span text:style-name="T2"><text:tab/><text:tab/> <text:s text:c="2"/>| &lt;letter&gt; &lt;identifierchars&gt;</text:span></text:p>
      <text:p text:style-name="P21"/>
      <text:p text:style-name="P18">&lt;identifierchar<text:span text:style-name="T17">s</text:span>&gt; ::= &lt;identifierchar&gt;</text:p>
      <text:p text:style-name="P18"><text:tab/><text:tab/><text:tab/> | &lt;identifierchar&gt; &lt;identifierchars&gt;</text:p>
      <text:p text:style-name="P18"/>
      <text:p text:style-name="P18">&lt;identifierchar&gt; ::= &lt;letter&gt; </text:p>
      <text:p text:style-name="P18"><text:tab/><text:tab/><text:tab/> | &lt;digit&gt; </text:p>
      <text:p text:style-name="P18"><text:tab/><text:tab/><text:tab/> | “_”</text:p>
      <text:p text:style-name="P18"/>
      <text:p text:style-name="P19"><text:span text:style-name="T16">&lt;</text:span>letter<text:span text:style-name="T16">&gt;</text:span> ::= “a” | “b” | … | “z” | "A" | "B" |...| "Z"</text:p>
      <text:p text:style-name="P19"/>
      <text:p text:style-name="P19"><text:span text:style-name="T16">&lt;</text:span>digit<text:span text:style-name="T16">&gt;</text:span> ::= "0" | "1" |...| "9"</text:p>
      <text:p text:style-name="P19"/>
      <text:p text:style-name="P19"><text:span text:style-name="T16">&lt;relation&gt; ::</text:span>= "&lt;" | "&lt;=" | "==" | "!=" | "&gt;=" | "&gt;" | “&amp;&amp;” | “||” </text:p>
      <text:p text:style-name="P19"/>
      <text:p text:style-name="P19"><text:span text:style-name="T16">&lt;</text:span>constchar<text:span text:style-name="T16">&gt;</text:span> ::= “"” <text:span text:style-name="T16">&lt;</text:span>string<text:span text:style-name="T16">&gt; </text:span>”"”</text:p>
      <text:p text:style-name="P19"/>
      <text:p text:style-name="P19"><text:span text:style-name="T16">&lt;</text:span>string<text:span text:style-name="T16">&gt;</text:span> ::= <text:span text:style-name="T16">&lt;</text:span>char<text:span text:style-name="T16">&gt; </text:span></text:p>
      <text:p text:style-name="P19"><text:tab/> <text:s text:c="4"/><text:span text:style-name="T16">| &lt;char&gt; &lt;</text:span>string<text:span text:style-name="T16">&gt;</text:span></text:p>
      <text:p text:style-name="P19"/>
      <text:p text:style-name="P20"><text:span text:style-name="T16">&lt;</text:span>char<text:span text:style-name="T16">&gt;</text:span> ::= <text:span text:style-name="T17">&lt;</text:span>letter<text:span text:style-name="T17">&gt; </text:span></text:p>
      <text:p text:style-name="P20"><text:tab/> <text:s text:c="2"/>| <text:span text:style-name="T17">&lt;</text:span>digit<text:span text:style-name="T17">&gt;</text:span></text:p>
      <text:p text:style-name="P20"/>
      <text:p text:style-name="P20"/>
      <text:p text:style-name="P20"/>
      <text:p text:style-name="P22"><text:span text:style-name="T18">Minilanguage</text:span> <text:span text:style-name="T18">Grammar</text:span></text:p>
      <text:p text:style-name="P22"><text:span text:style-name="T18"/></text:p>
      <text:p text:style-name="P23">G = (N, E, P, S)</text:p>
      <text:p text:style-name="P23"/>
      <text:p text:style-name="P23">N = {</text:p>
      <text:p text:style-name="P23"><text:tab/>PROGRAM, </text:p>
      <text:p text:style-name="P23"><text:tab/>STMTLIST, </text:p>
      <text:p text:style-name="P23"><text:tab/>STMT, </text:p>
      <text:p text:style-name="P23"><text:tab/>STRUCTDECL, </text:p>
      <text:p text:style-name="P23"><text:tab/>DECLLIST, </text:p>
      <text:p text:style-name="P23"><text:tab/>DECL, <text:tab/></text:p>
      <text:p text:style-name="P23"><text:tab/>TYPE, </text:p>
      <text:p text:style-name="P23"><text:tab/>PRIMARYTYPE, </text:p>
      <text:p text:style-name="P23"><text:tab/>ARRARYTYPE, </text:p>
      <text:p text:style-name="P23"><text:tab/>CMPSTMT, </text:p>
      <text:p text:style-name="P23"><text:tab/>SIMPLESTMT, </text:p>
      <text:p text:style-name="P23"><text:tab/>ASSIGNMENT, </text:p>
      <text:p text:style-name="P23"><text:soft-page-break/><text:tab/>EXPRESSION, </text:p>
      <text:p text:style-name="P23"><text:tab/>OPERATION, </text:p>
      <text:p text:style-name="P23"><text:tab/>TERM, </text:p>
      <text:p text:style-name="P23"><text:tab/>OSTMT, </text:p>
      <text:p text:style-name="P23"><text:tab/>OTERMS, </text:p>
      <text:p text:style-name="P23"><text:tab/>OTERM, </text:p>
      <text:p text:style-name="P23"><text:tab/>ISTMT, </text:p>
      <text:p text:style-name="P23"><text:tab/>ITERMS,</text:p>
      <text:p text:style-name="P23"><text:tab/>ITERM,</text:p>
      <text:p text:style-name="P23"><text:tab/>STRUCTSTMT, </text:p>
      <text:p text:style-name="P23"><text:tab/>IFSTMT, </text:p>
      <text:p text:style-name="P23"><text:tab/>CONDITION, </text:p>
      <text:p text:style-name="P23"><text:tab/>WHILESTMT, </text:p>
      <text:p text:style-name="P23"><text:tab/>FORSTMT, </text:p>
      <text:p text:style-name="P23"><text:tab/>IDENTIFIER,</text:p>
      <text:p text:style-name="P23"><text:tab/>IDENTIFIERCHARS,</text:p>
      <text:p text:style-name="P23"><text:tab/>IDENTIFIERCHAR,</text:p>
      <text:p text:style-name="P23"><text:tab/>LETTER, </text:p>
      <text:p text:style-name="P23"><text:tab/>DIGIT, </text:p>
      <text:p text:style-name="P23"><text:tab/>RELATION, </text:p>
      <text:p text:style-name="P23"><text:tab/>CONSTCHAR, </text:p>
      <text:p text:style-name="P23"><text:tab/>STRING, </text:p>
      <text:p text:style-name="P23"><text:tab/>CHAR</text:p>
      <text:p text:style-name="P23">}</text:p>
      <text:p text:style-name="P23"/>
      <text:p text:style-name="P23">E = { </text:p>
      <text:p text:style-name="P23"><text:tab/>int, </text:p>
      <text:p text:style-name="P23"><text:tab/>bool, </text:p>
      <text:p text:style-name="P23"><text:tab/>float, </text:p>
      <text:p text:style-name="P23"><text:tab/>&lt;&lt;, </text:p>
      <text:p text:style-name="P23"><text:tab/>&gt;&gt;, </text:p>
      <text:p text:style-name="P23"><text:tab/>for, </text:p>
      <text:p text:style-name="P23"><text:tab/>while, </text:p>
      <text:p text:style-name="P23"><text:tab/>if, </text:p>
      <text:p text:style-name="P23"><text:tab/>else, </text:p>
      <text:p text:style-name="P23"><text:tab/>&amp;&amp;, </text:p>
      <text:p text:style-name="P23"><text:tab/>||, </text:p>
      <text:p text:style-name="P23"><text:tab/>!, </text:p>
      <text:p text:style-name="P23"><text:tab/>;,</text:p>
      <text:p text:style-name="P23"><text:tab/>,,</text:p>
      <text:p text:style-name="P23"><text:tab/>.,</text:p>
      <text:p text:style-name="P23"><text:tab/>-, </text:p>
      <text:p text:style-name="P23"><text:tab/>+, </text:p>
      <text:p text:style-name="P23"><text:tab/>/,</text:p>
      <text:p text:style-name="P23"><text:tab/>*,</text:p>
      <text:p text:style-name="P23"><text:tab/><text:span text:style-name="T19">^, </text:span></text:p>
      <text:p text:style-name="P24"><text:tab/>=, </text:p>
      <text:p text:style-name="P24"><text:tab/>&gt;=, </text:p>
      <text:p text:style-name="P24"><text:tab/>&lt;=, </text:p>
      <text:p text:style-name="P24"><text:tab/>==,</text:p>
      <text:p text:style-name="P24"><text:tab/>(,</text:p>
      <text:p text:style-name="P24"><text:tab/>),</text:p>
      <text:p text:style-name="P24"><text:tab/>{,</text:p>
      <text:p text:style-name="P24"><text:tab/>},</text:p>
      <text:p text:style-name="P24"><text:tab/>[,</text:p>
      <text:p text:style-name="P24"><text:tab/>]</text:p>
      <text:p text:style-name="P24">}</text:p>
      <text:p text:style-name="P23"/>
      <text:p text:style-name="P24">S = PROGRAM </text:p>
      <text:p text:style-name="P24"><text:soft-page-break/>P = {</text:p>
      <text:p text:style-name="P24"><text:tab/>PROGRAM<text:span text:style-name="T9"> -&gt;</text:span> STMTLIST,</text:p>
      <text:p text:style-name="P9"><text:span text:style-name="T20"><text:tab/>STMTLIST</text:span><text:span text:style-name="T10"> -&gt; STMT</text:span></text:p>
      <text:p text:style-name="P9"><text:span text:style-name="T10"><text:tab/><text:tab/> | STMT STMTLIST</text:span></text:p>
      <text:p text:style-name="P25">STMT - STRUCTDECL</text:p>
      <text:p text:style-name="P25"><text:tab/> <text:s text:c="2"/>| DECL </text:p>
      <text:p text:style-name="P25"><text:tab/> <text:s text:c="2"/>| SIMPLESTMT </text:p>
      <text:p text:style-name="P25"><text:tab/> <text:s text:c="2"/>| STRUCTSTMT </text:p>
      <text:p text:style-name="P25"><text:tab/></text:p>
      <text:p text:style-name="P25">STRUCTDECL -&gt; "STRUCT" IDENTIFIER "{" DECLLIST "}"</text:p>
      <text:p text:style-name="P25"/>
      <text:p text:style-name="P25">DECLLIST -&gt; DECL ";" </text:p>
      <text:p text:style-name="P25"><text:tab/><text:tab/> | DECL ";" DECLLIST</text:p>
      <text:p text:style-name="P25"/>
      <text:p text:style-name="P25">DECL -&gt; TYPE IDENTIFIER</text:p>
      <text:p text:style-name="P25"/>
      <text:p text:style-name="P25">TYPE -&gt; PRIMARYTYPE </text:p>
      <text:p text:style-name="P25"><text:tab/> <text:s text:c="2"/>| ARRAYTYPE</text:p>
      <text:p text:style-name="P25"/>
      <text:p text:style-name="P25">PRIMARYTYPE -&gt; "INT" </text:p>
      <text:p text:style-name="P25"><text:tab/><text:tab/> <text:s text:c="4"/>| "BOOL" </text:p>
      <text:p text:style-name="P25"><text:tab/><text:tab/> <text:s text:c="4"/>| "FLOAT"</text:p>
      <text:p text:style-name="P25"><text:s/></text:p>
      <text:p text:style-name="P25">ARRAYTYPE -&gt; PRIMARYTYPE "[" NR "]"</text:p>
      <text:p text:style-name="P25"><text:tab/></text:p>
      <text:p text:style-name="P25">CMPSTMT -&gt; "{" STMTLIST "}"</text:p>
      <text:p text:style-name="P25"/>
      <text:p text:style-name="P25">SIMPLESTMT -&gt; ASSIGNMENT </text:p>
      <text:p text:style-name="P25"><text:tab/><text:tab/> <text:s text:c="2"/>| ISTMT </text:p>
      <text:p text:style-name="P25"><text:tab/><text:tab/> <text:s text:c="2"/>| OSTMT</text:p>
      <text:p text:style-name="P25"/>
      <text:p text:style-name="P25">ASSIGNMENT -&gt; IDENTIFIER "=" EXPRESSION</text:p>
      <text:p text:style-name="P25"><text:s/></text:p>
      <text:p text:style-name="P25">EXPRESSION -&gt; TERM </text:p>
      <text:p text:style-name="P25"><text:tab/><text:tab/> <text:s text:c="2"/>| EXPRESSION OPERATION EXPRESSION </text:p>
      <text:p text:style-name="P25"><text:tab/><text:tab/> <text:s text:c="2"/>| "(" EXPRESSION OPERATION EXPRESSION ")"</text:p>
      <text:p text:style-name="P25"><text:tab/><text:tab/> <text:s text:c="2"/>| "!" EXPRESSION </text:p>
      <text:p text:style-name="P25"><text:tab/><text:tab/> <text:s text:c="5"/></text:p>
      <text:p text:style-name="P25"><text:tab/><text:tab/></text:p>
      <text:p text:style-name="P25">OPERATION -&gt; "+" | "-" | "*" | "/" | "%" | "^"</text:p>
      <text:p text:style-name="P25"><text:s/></text:p>
      <text:p text:style-name="P25">TERM -&gt; IDENTIFIER | NR | CONSTCHAR</text:p>
      <text:p text:style-name="P25"/>
      <text:p text:style-name="P25">OSTMT -&gt; "OUT" OTERMS</text:p>
      <text:p text:style-name="P25"/>
      <text:p text:style-name="P25">OTERMS -&gt; OTERM </text:p>
      <text:p text:style-name="P25"><text:tab/> <text:s text:c="4"/>| OTERM OTERMS </text:p>
      <text:p text:style-name="P25"/>
      <text:p text:style-name="P25">OTERM -&gt; "" TERM</text:p>
      <text:p text:style-name="P25"/>
      <text:p text:style-name="P25">ISTMT -&gt; "IN" ITERMS </text:p>
      <text:p text:style-name="P25"/>
      <text:p text:style-name="P25">ITERMS -&gt; ITERM </text:p>
      <text:p text:style-name="P25"><text:tab/> <text:s text:c="4"/>| ITERM ITERMS</text:p>
      <text:p text:style-name="P25">ITERM -&gt; "" IDENTIFIER</text:p>
      <text:p text:style-name="P25"/>
      <text:p text:style-name="P25">STRUCTSTMT -&gt; IFSTMT</text:p>
      <text:p text:style-name="P25"><text:tab/><text:tab/> <text:s text:c="2"/>| WHILESTMT</text:p>
      <text:p text:style-name="P25"><text:tab/><text:tab/> <text:s text:c="2"/>| FORSTMT</text:p>
      <text:p text:style-name="P25"><text:soft-page-break/></text:p>
      <text:p text:style-name="P25">IFSTMT -&gt; "IF" CONDITION CMPSTMT </text:p>
      <text:p text:style-name="P25"><text:tab/> <text:s text:c="4"/>| "IF" CONDITION CMPSTMT "ELSE" CMPSTMT </text:p>
      <text:p text:style-name="P25"/>
      <text:p text:style-name="P25">CONDITION -&gt; "(" EXPRESSION RELATION EXPRESSION ")"</text:p>
      <text:p text:style-name="P25"/>
      <text:p text:style-name="P25">WHILESTMT -&gt; "WHILE" CONDITION COMPSTMT</text:p>
      <text:p text:style-name="P25"><text:s/></text:p>
      <text:p text:style-name="P25">FORSTMT -&gt; "FOR" "(" ASSIGNMENT ";" CONDITION ";" ASSIGNMENTS ")" CMPSTMT</text:p>
      <text:p text:style-name="P25"/>
      <text:p text:style-name="P25"/>
      <text:p text:style-name="P25">IDENTIFIER -&gt; LETTER</text:p>
      <text:p text:style-name="P25"><text:tab/><text:tab/> <text:s text:c="2"/>| LETTER IDENTIFIERCHARS</text:p>
      <text:p text:style-name="P25"/>
      <text:p text:style-name="P25">IDENTIFIERCHARS -&gt; IDENTIFIERCHAR</text:p>
      <text:p text:style-name="P25"><text:tab/><text:tab/><text:tab/> | IDENTIFIERCHAR IDENTIFIERCHARS</text:p>
      <text:p text:style-name="P25"/>
      <text:p text:style-name="P25">IDENTIFIERCHAR -&gt; LETTER </text:p>
      <text:p text:style-name="P25"><text:tab/><text:tab/><text:tab/> | DIGIT </text:p>
      <text:p text:style-name="P25"><text:tab/><text:tab/><text:tab/> | "_"</text:p>
      <text:p text:style-name="P25"/>
      <text:p text:style-name="P25">LETTER -&gt; "A" | "B" | … | "Z" | "A" | "B" |...| "Z"</text:p>
      <text:p text:style-name="P25"/>
      <text:p text:style-name="P25">DIGIT -&gt; "0" | "1" |...| "9"</text:p>
      <text:p text:style-name="P25"/>
      <text:p text:style-name="P25">RELATION -&gt; "" | "=" | "==" | "!=" | "=" | "" | "&amp;&amp;" | "||" </text:p>
      <text:p text:style-name="P25"/>
      <text:p text:style-name="P25">CONSTCHAR -&gt; """ STRING """</text:p>
      <text:p text:style-name="P25"/>
      <text:p text:style-name="P25">STRING -&gt; CHAR </text:p>
      <text:p text:style-name="P25"><text:tab/> <text:s text:c="4"/>| CHAR STRING</text:p>
      <text:p text:style-name="P25"/>
      <text:p text:style-name="P25">CHAR -&gt; LETTER </text:p>
      <text:p text:style-name="P25"><text:tab/> <text:s text:c="2"/>| DIGIT</text:p>
      <text:p text:style-name="P25"/>
      <text:p text:style-name="P2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1-12T13:53:48.523000000</dc:date>
    <meta:editing-duration>PT23M18S</meta:editing-duration>
    <meta:editing-cycles>6</meta:editing-cycles>
    <meta:document-statistic meta:table-count="0" meta:image-count="0" meta:object-count="0" meta:page-count="5" meta:paragraph-count="209" meta:word-count="592" meta:character-count="3909" meta:non-whitespace-character-count="3082"/>
  </office:meta>
</office:document-meta>
</file>